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6814a" officeooo:paragraph-rsid="0016814a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8deb7" officeooo:paragraph-rsid="0018deb7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weight="normal" officeooo:rsid="0018deb7" officeooo:paragraph-rsid="0018deb7" style:font-weight-asian="normal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weight="normal" officeooo:rsid="0018deb7" officeooo:paragraph-rsid="0018deb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8deb7" officeooo:paragraph-rsid="001c1f8a" style:font-weight-asian="normal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weight="normal" officeooo:rsid="0018deb7" officeooo:paragraph-rsid="001c1f8a" style:font-weight-asian="normal" style:font-weight-complex="normal"/>
    </style:style>
    <style:style style:name="T1" style:family="text">
      <style:text-properties officeooo:rsid="0018deb7"/>
    </style:style>
    <style:style style:name="T2" style:family="text">
      <style:text-properties officeooo:rsid="001c1f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time organization</text:p>
      <text:p text:style-name="P2"/>
      <text:p text:style-name="P2">There are standard techniques for structuring executable codes</text:p>
      <text:p text:style-name="P2"/>
      <text:p text:style-name="P2"/>
      <text:p text:style-name="P2">Runtime organization deals with</text:p>
      <text:list xml:id="list7863841271" text:style-name="L1">
        <text:list-item>
          <text:p text:style-name="P4">Management of run-time resources</text:p>
        </text:list-item>
      </text:list>
      <text:p text:style-name="P2"/>
      <text:p text:style-name="P2">What happens when a program is executed?</text:p>
      <text:p text:style-name="P2"/>
      <text:p text:style-name="P2">Activation of a procedure is the <text:span text:style-name="T1">invocation</text:span> of that procedure.</text:p>
      <text:p text:style-name="P2">Lifetime of an activation of a procedure is all the steps to execute P including the all the steps in the procedures that p calls</text:p>
      <text:p text:style-name="P2"/>
      <text:p text:style-name="P2">Lifetime of a variable x is the portion of execution in which x is defined. A dynamic concept. Scope is a static concept</text:p>
      <text:p text:style-name="P2"/>
      <text:p text:style-name="P2">Activation tree</text:p>
      <text:list xml:id="list1287412136" text:style-name="L2">
        <text:list-item>
          <text:p text:style-name="P5">Depends on run time behaviour</text:p>
        </text:list-item>
        <text:list-item>
          <text:p text:style-name="P5">Is different for different input</text:p>
        </text:list-item>
        <text:list-item>
          <text:p text:style-name="P5">As activations are properly nested, a stack can track currently active procedures</text:p>
        </text:list-item>
      </text:list>
      <text:p text:style-name="P2"/>
      <text:p text:style-name="P2">Activation Records(Frame) – Information needed to manage one procedure activation</text:p>
      <text:p text:style-name="P2"/>
      <text:p text:style-name="P2">F calls G. G's activation record has information to complete the execuation of G and information to resume the execution of F</text:p>
      <text:p text:style-name="P2"/>
      <text:p text:style-name="P2"/>
      <text:p text:style-name="P3">Structuring executable code</text:p>
      <text:p text:style-name="P3"/>
      <text:p text:style-name="P6">Alex aiken</text:p>
      <text:list xml:id="list1662000564" text:style-name="L3">
        <text:list-item>
          <text:p text:style-name="P7">Runtime organization</text:p>
        </text:list-item>
        <text:list-item>
          <text:p text:style-name="P7">Activations</text:p>
        </text:list-item>
        <text:list-item>
          <text:p text:style-name="P7">Activation record</text:p>
        </text:list-item>
        <text:list-item>
          <text:p text:style-name="P7">Globals and Heap</text:p>
        </text:list-item>
        <text:list-item>
          <text:p text:style-name="P7">Alignment</text:p>
        </text:list-item>
        <text:list-item>
          <text:p text:style-name="P7">Stack machines</text:p>
        </text:list-item>
      </text:list>
      <text:p text:style-name="P6"/>
      <text:p text:style-name="P6">Dragon Book</text:p>
      <text:list xml:id="list1877439038" text:style-name="L4">
        <text:list-item>
          <text:p text:style-name="P8">Storage allocation</text:p>
        </text:list-item>
        <text:list-item>
          <text:p text:style-name="P8">Stack allocation of space</text:p>
        </text:list-item>
        <text:list-item>
          <text:p text:style-name="P8">Access to Nonlocal Data on the Stack</text:p>
        </text:list-item>
        <text:list-item>
          <text:p text:style-name="P8">Heap Management</text:p>
        </text:list-item>
        <text:list-item>
          <text:p text:style-name="P8">Garbage collection</text:p>
        </text:list-item>
      </text:list>
      <text:p text:style-name="P6"/>
      <text:p text:style-name="P6"/>
      <text:p text:style-name="P6"/>
      <text:p text:style-name="P9"><text:span text:style-name="T2">Storage organization</text:span></text:p>
      <text:list xml:id="list603775697" text:style-name="L5">
        <text:list-item>
          <text:p text:style-name="P10"><text:span text:style-name="T2">Representation of a program in memory at runtim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6-08T17:33:06</meta:creation-date>
    <dc:date>2013-02-02T18:18:14</dc:date>
    <dc:creator>Kempa </dc:creator>
    <meta:editing-duration>PT51M6S</meta:editing-duration>
    <meta:editing-cycles>6</meta:editing-cycles>
    <meta:generator>LibreOffice/3.6$Linux_x86 LibreOffice_project/360m1$Build-2</meta:generator>
    <meta:document-statistic meta:table-count="0" meta:image-count="0" meta:object-count="0" meta:page-count="1" meta:paragraph-count="30" meta:word-count="200" meta:character-count="1190" meta:non-whitespace-character-count="1036"/>
  </office:meta>
</office:document-meta>
</file>